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lato" svg:font-family="lato, 'helvetica neue', Helvetica, Arial, sans-serif"/>
    <style:font-face style:name="var ds-font-family-code" svg:font-family="'var ds-font-family-code'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789cm"/>
    </style:style>
    <style:style style:name="Table1.B" style:family="table-column">
      <style:table-column-properties style:column-width="6.57cm"/>
    </style:style>
    <style:style style:name="Table1.C" style:family="table-column">
      <style:table-column-properties style:column-width="7.64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orizontal_20_Line">
      <style:text-properties officeooo:paragraph-rsid="00117376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17376"/>
    </style:style>
    <style:style style:name="P6" style:family="paragraph" style:parent-style-name="Text_20_body" style:list-style-name="L9"/>
    <style:style style:name="P7" style:family="paragraph" style:parent-style-name="Text_20_body" style:list-style-name="L9">
      <style:paragraph-properties fo:margin-top="0cm" fo:margin-bottom="0cm" style:contextual-spacing="false"/>
    </style:style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1">
      <style:paragraph-properties fo:margin-top="0cm" fo:margin-bottom="0cm" style:contextual-spacing="false"/>
    </style:style>
    <style:style style:name="P11" style:family="paragraph" style:parent-style-name="Text_20_body" style:list-style-name="L12"/>
    <style:style style:name="P12" style:family="paragraph" style:parent-style-name="Text_20_body" style:list-style-name="L12">
      <style:paragraph-properties fo:margin-top="0cm" fo:margin-bottom="0cm" style:contextual-spacing="false"/>
    </style:style>
    <style:style style:name="P13" style:family="paragraph" style:parent-style-name="Text_20_body" style:list-style-name="L13"/>
    <style:style style:name="P14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fo:font-variant="normal" fo:text-transform="none" fo:color="#000000" loext:opacity="100%" style:font-name="lato" fo:font-size="11.2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lato" fo:font-size="11.25pt" fo:letter-spacing="normal" fo:font-style="normal"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800080" loext:opacity="100%" fo:font-size="28pt" style:font-size-asian="28pt" style:font-size-complex="2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81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81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81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81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81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81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81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4">Serializer vs. Deserializer in POST, GET, PUT, PATCH, DELETE</text:span></text:span></text:h>
      <text:p text:style-name="Text_20_body">In Django REST Framework (DRF), <text:span text:style-name="Strong_20_Emphasis">serializers</text:span> and <text:span text:style-name="Strong_20_Emphasis">deserializers</text:span> are primarily used for handling API data during different HTTP methods. Below are detailed examples for each HTTP method.</text:p>
      <text:p text:style-name="Horizontal_20_Line"/>
      <text:p text:style-name="P5"><text:span text:style-name="T2">Serialization</text:span><text:line-break/><text:span text:style-name="T1">Converts an object's state into a format that can be stored or transmitted. The serialized form is usually a stream of bytes or a structured text format like JSON, XML, or YAML.</text:span></text:p>
      <text:p text:style-name="P5"><text:line-break/><text:span text:style-name="T2">Deserialization</text:span><text:line-break/><text:span text:style-name="T1">Reconstructs an object from a serialized form.</text:span></text:p>
      <text:p text:style-name="P1"/>
      <text:h text:style-name="Heading_20_3" text:outline-level="3"><text:span text:style-name="Strong_20_Emphasis">1. POST</text:span>: Create a new resource</text:h>
      <text:list text:style-name="L9">
        <text:list-item>
          <text:p text:style-name="P7"><text:span text:style-name="Strong_20_Emphasis">Deserializer</text:span>: Used to validate and process incoming data (JSON) to create a new object.</text:p>
        </text:list-item>
        <text:list-item>
          <text:p text:style-name="P6"><text:span text:style-name="Strong_20_Emphasis">Serializer</text:span>: Used to return the created object as a response.</text:p>
        </text:list-item>
      </text:list>
      <text:p text:style-name="Text_20_body"><text:span text:style-name="Strong_20_Emphasis">Example:</text:span></text:p>
      <text:p text:style-name="P4"/>
      <text:p text:style-name="P4"><text:span text:style-name="Source_20_Text">class ProductCreateView(APIView):</text:span></text:p>
      <text:p text:style-name="P4"><text:span text:style-name="Source_20_Text"><text:s text:c="4"/>def post(self, request):</text:span></text:p>
      <text:p text:style-name="P4"><text:span text:style-name="Source_20_Text"><text:s text:c="8"/># Deserialization: Validate incoming data</text:span></text:p>
      <text:p text:style-name="P4"><text:span text:style-name="Source_20_Text"><text:s text:c="8"/>serializer = ProductSerializer(data=request.data)</text:span></text:p>
      <text:p text:style-name="P4"><text:span text:style-name="Source_20_Text"><text:s text:c="8"/>if serializer.is_valid():</text:span></text:p>
      <text:p text:style-name="P4"><text:span text:style-name="Source_20_Text"><text:s text:c="12"/># Save to the database</text:span></text:p>
      <text:p text:style-name="P4"><text:span text:style-name="Source_20_Text"><text:s text:c="12"/>product = serializer.save()</text:span></text:p>
      <text:p text:style-name="P4"><text:span text:style-name="Source_20_Text"><text:s text:c="12"/># Serialization: Return the created object</text:span></text:p>
      <text:p text:style-name="P4"><text:span text:style-name="Source_20_Text"><text:s text:c="12"/>return Response(ProductSerializer(product).data, status=status.HTTP_201_CREATED)</text:span></text:p>
      <text:p text:style-name="P2"><text:span text:style-name="Source_20_Text"><text:s text:c="8"/>return Response(serializer.errors, status=status.HTTP_400_BAD_REQUEST)</text:span></text:p>
      <text:p text:style-name="Horizontal_20_Line"/>
      <text:h text:style-name="Heading_20_3" text:outline-level="3"><text:span text:style-name="Strong_20_Emphasis">2. GET</text:span>: Retrieve a resource or list of resources</text:h>
      <text:list text:style-name="L10">
        <text:list-item>
          <text:p text:style-name="P8"><text:span text:style-name="Strong_20_Emphasis">Serializer</text:span>: Used to convert Python objects (models) into JSON for API responses.</text:p>
        </text:list-item>
      </text:list>
      <text:p text:style-name="Text_20_body"><text:span text:style-name="Strong_20_Emphasis">Example:</text:span></text:p>
      <text:p text:style-name="P3"><text:span text:style-name="Source_20_Text"># GET Request: Retrieve all products</text:span></text:p>
      <text:p text:style-name="P4"><text:span text:style-name="Source_20_Text">class ProductListView(APIView):</text:span></text:p>
      <text:p text:style-name="P4"><text:span text:style-name="Source_20_Text"><text:s text:c="4"/>def get(self, request):</text:span></text:p>
      <text:p text:style-name="P4"><text:span text:style-name="Source_20_Text"><text:s text:c="8"/># Query all products</text:span></text:p>
      <text:p text:style-name="P4"><text:span text:style-name="Source_20_Text"><text:s text:c="8"/>products = Product.objects.all()</text:span></text:p>
      <text:p text:style-name="P4"><text:span text:style-name="Source_20_Text"><text:s text:c="8"/># Serialization: Convert to JSON</text:span></text:p>
      <text:p text:style-name="P4"><text:span text:style-name="Source_20_Text"><text:s text:c="8"/>serializer = ProductSerializer(products, many=True)</text:span></text:p>
      <text:p text:style-name="P4"><text:span text:style-name="Source_20_Text"><text:s text:c="8"/>return Response(serializer.data, status=status.HTTP_200_OK)</text:span></text:p>
      <text:p text:style-name="P4"/>
      <text:p text:style-name="P4"><text:soft-page-break/><text:span text:style-name="Source_20_Text"># GET Request: Retrieve a single product</text:span></text:p>
      <text:p text:style-name="P4"><text:span text:style-name="Source_20_Text">class ProductDetailView(APIView):</text:span></text:p>
      <text:p text:style-name="P4"><text:span text:style-name="Source_20_Text"><text:s text:c="4"/>def get(self, request, pk):</text:span></text:p>
      <text:p text:style-name="P4"><text:span text:style-name="Source_20_Text"><text:s text:c="8"/>try:</text:span></text:p>
      <text:p text:style-name="P4"><text:span text:style-name="Source_20_Text"><text:s text:c="12"/>product = Product.objects.get(pk=pk)</text:span></text:p>
      <text:p text:style-name="P4"><text:span text:style-name="Source_20_Text"><text:s text:c="12"/>serializer = ProductSerializer(product)</text:span></text:p>
      <text:p text:style-name="P4"><text:span text:style-name="Source_20_Text"><text:s text:c="12"/>return Response(serializer.data, status=status.HTTP_200_OK)</text:span></text:p>
      <text:p text:style-name="P4"><text:span text:style-name="Source_20_Text"><text:s text:c="8"/>except Product.DoesNotExist:</text:span></text:p>
      <text:p text:style-name="P2"><text:span text:style-name="Source_20_Text"><text:s text:c="12"/>return Response({'error': 'Product not found'}, status=status.HTTP_404_NOT_FOUND)</text:span></text:p>
      <text:p text:style-name="Horizontal_20_Line"/>
      <text:h text:style-name="Heading_20_3" text:outline-level="3"><text:span text:style-name="Strong_20_Emphasis">3. PUT</text:span>: Update a resource (Full Update)</text:h>
      <text:list text:style-name="L11">
        <text:list-item>
          <text:p text:style-name="P10"><text:span text:style-name="Strong_20_Emphasis">Deserializer</text:span>: Used to validate and update the existing object with all fields.</text:p>
        </text:list-item>
        <text:list-item>
          <text:p text:style-name="P9"><text:span text:style-name="Strong_20_Emphasis">Serializer</text:span>: Used to return the updated object as a response.</text:p>
        </text:list-item>
      </text:list>
      <text:p text:style-name="Text_20_body"><text:span text:style-name="Strong_20_Emphasis">Example:</text:span></text:p>
      <text:p text:style-name="P3"><text:span text:style-name="Source_20_Text"># PUT Request: Update a product</text:span></text:p>
      <text:p text:style-name="P4"><text:span text:style-name="Source_20_Text">class ProductUpdateView(APIView):</text:span></text:p>
      <text:p text:style-name="P4"><text:span text:style-name="Source_20_Text"><text:s text:c="4"/>def put(self, request, pk):</text:span></text:p>
      <text:p text:style-name="P4"><text:span text:style-name="Source_20_Text"><text:s text:c="8"/>try:</text:span></text:p>
      <text:p text:style-name="P4"><text:span text:style-name="Source_20_Text"><text:s text:c="12"/>product = Product.objects.get(pk=pk)</text:span></text:p>
      <text:p text:style-name="P4"><text:span text:style-name="Source_20_Text"><text:s text:c="12"/># Deserialization: Validate incoming data for full update</text:span></text:p>
      <text:p text:style-name="P4"><text:span text:style-name="Source_20_Text"><text:s text:c="12"/>serializer = ProductSerializer(product, data=request.data)</text:span></text:p>
      <text:p text:style-name="P4"><text:span text:style-name="Source_20_Text"><text:s text:c="12"/>if serializer.is_valid():</text:span></text:p>
      <text:p text:style-name="P4"><text:span text:style-name="Source_20_Text"><text:s text:c="16"/># Save updated product</text:span></text:p>
      <text:p text:style-name="P4"><text:span text:style-name="Source_20_Text"><text:s text:c="16"/>product = serializer.save()</text:span></text:p>
      <text:p text:style-name="P4"><text:span text:style-name="Source_20_Text"><text:s text:c="16"/># Serialization: Return updated product</text:span></text:p>
      <text:p text:style-name="P4"><text:span text:style-name="Source_20_Text"><text:s text:c="16"/>return Response(ProductSerializer(product).data, status=status.HTTP_200_OK)</text:span></text:p>
      <text:p text:style-name="P4"><text:span text:style-name="Source_20_Text"><text:s text:c="12"/>return Response(serializer.errors, status=status.HTTP_400_BAD_REQUEST)</text:span></text:p>
      <text:p text:style-name="P4"><text:span text:style-name="Source_20_Text"><text:s text:c="8"/>except Product.DoesNotExist:</text:span></text:p>
      <text:p text:style-name="P2"><text:span text:style-name="Source_20_Text"><text:s text:c="12"/>return Response({'error': 'Product not found'}, status=status.HTTP_404_NOT_FOUND)</text:span></text:p>
      <text:p text:style-name="Horizontal_20_Line"/>
      <text:h text:style-name="Heading_20_3" text:outline-level="3"><text:span text:style-name="Strong_20_Emphasis">4. PATCH</text:span>: Update a resource (Partial Update)</text:h>
      <text:list text:style-name="L12">
        <text:list-item>
          <text:p text:style-name="P12"><text:span text:style-name="Strong_20_Emphasis">Deserializer</text:span>: Used to validate and update specific fields of the object.</text:p>
        </text:list-item>
        <text:list-item>
          <text:p text:style-name="P11"><text:span text:style-name="Strong_20_Emphasis">Serializer</text:span>: Used to return the updated object as a response.</text:p>
        </text:list-item>
      </text:list>
      <text:p text:style-name="Text_20_body"><text:span text:style-name="Strong_20_Emphasis">Example:</text:span></text:p>
      <text:p text:style-name="P3"><text:span text:style-name="Source_20_Text"># PATCH Request: Partial update of a product</text:span></text:p>
      <text:p text:style-name="P4"><text:span text:style-name="Source_20_Text">class ProductPartialUpdateView(APIView):</text:span></text:p>
      <text:p text:style-name="P4"><text:span text:style-name="Source_20_Text"><text:s text:c="4"/>def patch(self, request, pk):</text:span></text:p>
      <text:p text:style-name="P4"><text:span text:style-name="Source_20_Text"><text:s text:c="8"/>try:</text:span></text:p>
      <text:p text:style-name="P4"><text:span text:style-name="Source_20_Text"><text:s text:c="12"/>product = Product.objects.get(pk=pk)</text:span></text:p>
      <text:p text:style-name="P4"><text:span text:style-name="Source_20_Text"><text:s text:c="12"/># Deserialization: Validate incoming partial data</text:span></text:p>
      <text:p text:style-name="P4"><text:span text:style-name="Source_20_Text"><text:s text:c="12"/>serializer = ProductSerializer(product, data=request.data, partial=True)</text:span></text:p>
      <text:p text:style-name="P4"><text:span text:style-name="Source_20_Text"><text:s text:c="12"/>if serializer.is_valid():</text:span></text:p>
      <text:p text:style-name="P4"><text:span text:style-name="Source_20_Text"><text:s text:c="16"/># Save updated product</text:span></text:p>
      <text:p text:style-name="P4"><text:span text:style-name="Source_20_Text"><text:s text:c="16"/>product = serializer.save()</text:span></text:p>
      <text:p text:style-name="P4"><text:span text:style-name="Source_20_Text"><text:s text:c="16"/># Serialization: Return updated product</text:span></text:p>
      <text:p text:style-name="P4"><text:soft-page-break/><text:span text:style-name="Source_20_Text"><text:s text:c="16"/>return Response(ProductSerializer(product).data, status=status.HTTP_200_OK)</text:span></text:p>
      <text:p text:style-name="P4"><text:span text:style-name="Source_20_Text"><text:s text:c="12"/>return Response(serializer.errors, status=status.HTTP_400_BAD_REQUEST)</text:span></text:p>
      <text:p text:style-name="P4"><text:span text:style-name="Source_20_Text"><text:s text:c="8"/>except Product.DoesNotExist:</text:span></text:p>
      <text:p text:style-name="P2"><text:span text:style-name="Source_20_Text"><text:s text:c="12"/>return Response({'error': 'Product not found'}, status=status.HTTP_404_NOT_FOUND)</text:span></text:p>
      <text:p text:style-name="Horizontal_20_Line"/>
      <text:h text:style-name="Heading_20_3" text:outline-level="3"><text:span text:style-name="Strong_20_Emphasis">5. DELETE</text:span>: Delete a resource</text:h>
      <text:list text:style-name="L13">
        <text:list-item>
          <text:p text:style-name="P14"><text:span text:style-name="Strong_20_Emphasis">Deserializer</text:span>: Not used as no incoming data is needed.</text:p>
        </text:list-item>
        <text:list-item>
          <text:p text:style-name="P13"><text:span text:style-name="Strong_20_Emphasis">Serializer</text:span>: Not used because no response data is returned (except a success message).</text:p>
        </text:list-item>
      </text:list>
      <text:p text:style-name="Text_20_body"><text:span text:style-name="Strong_20_Emphasis">Example:</text:span></text:p>
      <text:p text:style-name="P3"><text:span text:style-name="Source_20_Text"># DELETE Request: Delete a product</text:span></text:p>
      <text:p text:style-name="P4"><text:span text:style-name="Source_20_Text">class ProductDeleteView(APIView):</text:span></text:p>
      <text:p text:style-name="P4"><text:span text:style-name="Source_20_Text"><text:s text:c="4"/>def delete(self, request, pk):</text:span></text:p>
      <text:p text:style-name="P4"><text:span text:style-name="Source_20_Text"><text:s text:c="8"/>try:</text:span></text:p>
      <text:p text:style-name="P4"><text:span text:style-name="Source_20_Text"><text:s text:c="12"/>product = Product.objects.get(pk=pk)</text:span></text:p>
      <text:p text:style-name="P4"><text:span text:style-name="Source_20_Text"><text:s text:c="12"/>product.delete()</text:span></text:p>
      <text:p text:style-name="P4"><text:span text:style-name="Source_20_Text"><text:s text:c="12"/>return Response({'message': 'Product deleted successfully'}, status=status.HTTP_204_NO_CONTENT)</text:span></text:p>
      <text:p text:style-name="P4"><text:span text:style-name="Source_20_Text"><text:s text:c="8"/>except Product.DoesNotExist:</text:span></text:p>
      <text:p text:style-name="P2"><text:span text:style-name="Source_20_Text"><text:s text:c="12"/>return Response({'error': 'Product not found'}, status=status.HTTP_404_NOT_FOUND)</text:span></text:p>
      <text:p text:style-name="Horizontal_20_Line"/>
      <text:h text:style-name="Heading_20_3" text:outline-level="3"><text:span text:style-name="Strong_20_Emphasis">Summary of Serializer vs. Deserializer Usag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HTTP Method</text:span></text:p>
            </table:table-cell>
            <table:table-cell table:style-name="Table1.A1" office:value-type="string">
              <text:p text:style-name="Table_20_Heading"><text:span text:style-name="Strong_20_Emphasis">Serializer Usage</text:span></text:p>
            </table:table-cell>
            <table:table-cell table:style-name="Table1.A1" office:value-type="string">
              <text:p text:style-name="Table_20_Heading"><text:span text:style-name="Strong_20_Emphasis">Deserializer Us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OST</text:span></text:p>
          </table:table-cell>
          <table:table-cell table:style-name="Table1.A1" office:value-type="string">
            <text:p text:style-name="Table_20_Contents">To return the created object.</text:p>
          </table:table-cell>
          <table:table-cell table:style-name="Table1.A1" office:value-type="string">
            <text:p text:style-name="Table_20_Contents">To validate and create a new objec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ET</text:span></text:p>
          </table:table-cell>
          <table:table-cell table:style-name="Table1.A1" office:value-type="string">
            <text:p text:style-name="Table_20_Contents">To convert Python objects into JSON.</text:p>
          </table:table-cell>
          <table:table-cell table:style-name="Table1.A1" office:value-type="string">
            <text:p text:style-name="Table_20_Contents">Not applicabl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UT</text:span></text:p>
          </table:table-cell>
          <table:table-cell table:style-name="Table1.A1" office:value-type="string">
            <text:p text:style-name="Table_20_Contents">To return the fully updated object.</text:p>
          </table:table-cell>
          <table:table-cell table:style-name="Table1.A1" office:value-type="string">
            <text:p text:style-name="Table_20_Contents">To validate and fully update an existing objec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TCH</text:span></text:p>
          </table:table-cell>
          <table:table-cell table:style-name="Table1.A1" office:value-type="string">
            <text:p text:style-name="Table_20_Contents">To return the partially updated object.</text:p>
          </table:table-cell>
          <table:table-cell table:style-name="Table1.A1" office:value-type="string">
            <text:p text:style-name="Table_20_Contents">To validate and partially update an objec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LETE</text:span></text:p>
          </table:table-cell>
          <table:table-cell table:style-name="Table1.A1" office:value-type="string">
            <text:p text:style-name="Table_20_Contents">Not typically used (except success msg).</text:p>
          </table:table-cell>
          <table:table-cell table:style-name="Table1.A1" office:value-type="string">
            <text:p text:style-name="Table_20_Contents">Not applicable.</text:p>
          </table:table-cell>
        </table:table-row>
      </table:table>
      <text:p text:style-name="Text_20_body">By combining serializers and deserializers in a single <text:span text:style-name="Source_20_Text">Serializer</text:span> class, DRF simplifies handling API data. The distinction lies in how you use it: with <text:span text:style-name="Source_20_Text">instance</text:span> for serialization and <text:span text:style-name="Source_20_Text">data</text:span> for deserializ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lato" svg:font-family="lato, 'helvetica neue', Helvetica, Arial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4:41:54.751886449</meta:creation-date>
    <dc:date>2025-01-20T15:37:56.173304219</dc:date>
    <meta:editing-duration>PT8M42S</meta:editing-duration>
    <meta:editing-cycles>1</meta:editing-cycles>
    <meta:document-statistic meta:table-count="1" meta:image-count="0" meta:object-count="0" meta:page-count="3" meta:paragraph-count="109" meta:word-count="569" meta:character-count="5255" meta:non-whitespace-character-count="4227"/>
    <meta:generator>LibreOffice/24.2.5.2$Linux_X86_64 LibreOffice_project/420$Build-2</meta:generator>
  </office:meta>
</office:document-meta>
</file>